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8.75cm" fo:min-width="27.2cm"/>
      <style:paragraph-properties style:writing-mode="lr-tb"/>
    </style:style>
    <style:style style:name="gr2" style:family="graphic" style:parent-style-name="standard">
      <style:graphic-properties svg:stroke-color="#ff0000" draw:fill-color="#ff4000" draw:textarea-horizontal-align="justify" draw:textarea-vertical-align="middle" draw:auto-grow-height="false" fo:min-height="1.353cm" fo:min-width="14.841cm"/>
      <style:paragraph-properties style:writing-mode="lr-tb"/>
    </style:style>
    <style:style style:name="gr3" style:family="graphic" style:parent-style-name="standard">
      <style:graphic-properties draw:fill-color="#81d41a" draw:textarea-horizontal-align="justify" draw:textarea-vertical-align="middle" draw:auto-grow-height="false" fo:min-height="6.263cm" fo:min-width="3.69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3.235cm" fo:min-width="12.704cm"/>
      <style:paragraph-properties style:writing-mode="lr-tb"/>
    </style:style>
    <style:style style:name="gr5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2.311cm" fo:min-width="26.56cm" fo:padding-top="0.231cm" fo:padding-bottom="0.231cm" fo:padding-left="0.356cm" fo:padding-right="0.356cm"/>
      <style:paragraph-properties style:writing-mode="lr-tb"/>
    </style:style>
    <style:style style:name="gr6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14.955cm" fo:min-width="26.585cm" fo:padding-top="0.231cm" fo:padding-bottom="0.231cm" fo:padding-left="0.356cm" fo:padding-right="0.356cm"/>
    </style:style>
    <style:style style:name="gr7" style:family="graphic" style:parent-style-name="standard">
      <style:graphic-properties draw:stroke="solid" svg:stroke-width="0.212cm" svg:stroke-color="#55308d" draw:marker-start-width="0.518cm" draw:marker-end-width="0.518cm" draw:fill="none" draw:textarea-horizontal-align="justify" draw:textarea-vertical-align="middle" draw:auto-grow-height="false" fo:min-height="14.955cm" fo:min-width="7.124cm" fo:padding-top="0.231cm" fo:padding-bottom="0.231cm" fo:padding-left="0.356cm" fo:padding-right="0.356cm"/>
    </style:style>
    <style:style style:name="gr8" style:family="graphic" style:parent-style-name="standard">
      <style:graphic-properties draw:stroke="solid" svg:stroke-width="0.212cm" svg:stroke-color="#55308d" draw:marker-start-width="0.518cm" draw:marker-end-width="0.518cm" draw:fill="none" draw:textarea-horizontal-align="justify" draw:textarea-vertical-align="middle" draw:auto-grow-height="false" fo:min-height="14.955cm" fo:min-width="17.249cm" fo:padding-top="0.231cm" fo:padding-bottom="0.231cm" fo:padding-left="0.356cm" fo:padding-right="0.356cm"/>
    </style:style>
    <style:style style:name="gr9" style:family="graphic" style:parent-style-name="standard">
      <style:graphic-properties draw:textarea-horizontal-align="justify" draw:textarea-vertical-align="middle" draw:auto-grow-height="false" fo:min-height="2.106cm" fo:min-width="1.739cm" fo:wrap-option="wrap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4000"/>
      <style:paragraph-properties fo:text-align="center"/>
    </style:style>
    <style:style style:name="P3" style:family="paragraph">
      <loext:graphic-properties draw:fill-color="#81d41a"/>
      <style:paragraph-properties fo:text-align="center"/>
    </style:style>
    <style:style style:name="P4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27.7cm" svg:height="19cm" svg:x="1cm" svg:y="1cm">
          <text:p text:style-name="P1">Container<text:tab/><text:tab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.341cm" svg:height="1.603cm" svg:x="7.505cm" svg:y="1.705cm">
          <text:p text:style-name="P1">Titulo</text:p>
          <text:p text:style-name="P1">email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97cm" svg:height="6.513cm" svg:x="3.486cm" svg:y="5.394cm">
          <text:p text:style-name="P1">imagem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04cm" svg:height="3.485cm" svg:x="11.83cm" svg:y="5.801cm">
          <text:p text:style-name="P1">escolaridade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204cm" svg:height="3.485cm" svg:x="11.805cm" svg:y="11.424cm">
          <text:p text:style-name="P1">experiencia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7.272cm" svg:height="2.773cm" svg:x="1.247cm" svg:y="1.247cm">
          <text:p text:style-name="P1"><text:tab/><text:tab/><text:tab/><text:tab/><text:tab/><text:tab/><text:tab/><text:tab/><text:tab/><text:tab/><text:tab/><text:tab/><text:tab/><text:tab/><text:tab/><text:tab/><text:tab/><text:tab/>cabecalho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7.297cm" svg:height="15.417cm" svg:x="1.171cm" svg:y="4.27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7.836cm" svg:height="15.417cm" svg:x="1.832cm" svg:y="4.27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4" draw:layer="layout" svg:width="17.961cm" svg:height="15.417cm" svg:x="10.075cm" svg:y="4.17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544cm" svg:x="28.443cm" svg:y="3.155cm">
          <text:p text:style-name="P1">main</text:p>
          <draw:enhanced-geometry svg:viewBox="0 0 21600 21600" draw:text-areas="800 800 20800 20800" draw:type="round-rectangular-callout" draw:modifiers="687.841191066998 44260.903732809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2.417cm" svg:height="2.544cm" svg:x="28.7cm" svg:y="8.689cm">
          <text:p text:style-name="P1">descricao</text:p>
          <draw:enhanced-geometry svg:viewBox="0 0 21600 21600" draw:text-areas="800 800 20800 20800" draw:type="round-rectangular-callout" draw:modifiers="-5922.58064516129 40475.599214145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9" draw:text-style-name="P1" draw:layer="layout" svg:width="2.417cm" svg:height="2.544cm" svg:x="-1.196cm" svg:y="3.092cm">
          <text:p text:style-name="P1">foto</text:p>
          <draw:enhanced-geometry svg:viewBox="0 0 21600 21600" draw:text-areas="800 800 20800 20800" draw:type="round-rectangular-callout" draw:modifiers="27058.064516129 48903.418467583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2" draw:style-name="dp1" draw:master-page-name="Padrão">
        <draw:custom-shape draw:style-name="gr1" draw:text-style-name="P1" draw:layer="layout" svg:width="27.7cm" svg:height="19cm" svg:x="1cm" svg:y="1cm">
          <text:p text:style-name="P1">Main<text:tab/><text:tab/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7.272cm" svg:height="2.773cm" svg:x="1.247cm" svg:y="1.247cm">
          <text:p text:style-name="P1"><text:tab/><text:tab/><text:tab/><text:tab/><text:tab/><text:tab/><text:tab/><text:tab/><text:tab/><text:tab/><text:tab/><text:tab/><text:tab/><text:tab/><text:tab/><text:tab/><text:tab/><text:tab/>cabecalho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7.297cm" svg:height="15.417cm" svg:x="1.171cm" svg:y="4.27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417cm" svg:height="2.544cm" svg:x="28.952cm" svg:y="2.977cm">
          <text:p text:style-name="P1">container</text:p>
          <draw:enhanced-geometry svg:viewBox="0 0 21600 21600" draw:text-areas="800 800 20800 20800" draw:type="round-rectangular-callout" draw:modifiers="-1357.81637717122 43615.87426326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  <draw:page draw:name="page3" draw:style-name="dp1" draw:master-page-name="Padrão"/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8-11T07:49:21.230000000</meta:creation-date>
    <dc:date>2023-08-11T10:05:40.451000000</dc:date>
    <meta:editing-duration>PT2H6M9S</meta:editing-duration>
    <meta:editing-cycles>1</meta:editing-cycles>
    <meta:document-statistic meta:object-count="16"/>
    <meta:generator>LibreOffice/7.3.1.3$Windows_X86_64 LibreOffice_project/a69ca51ded25f3eefd52d7bf9a5fad8c90b87951</meta:generator>
  </office:meta>
</office:document-meta>
</file>